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ตาราง1" style:family="table">
      <style:table-properties style:width="2.9896in" fo:margin-left="0.0132in" fo:margin-right="0.1972in" table:align="margins"/>
    </style:style>
    <style:style style:name="ตาราง1.A" style:family="table-column">
      <style:table-column-properties style:column-width="0.7083in" style:rel-column-width="1020*"/>
    </style:style>
    <style:style style:name="ตาราง1.B" style:family="table-column">
      <style:table-column-properties style:column-width="0.9583in" style:rel-column-width="1380*"/>
    </style:style>
    <style:style style:name="ตาราง1.C" style:family="table-column">
      <style:table-column-properties style:column-width="0.3854in" style:rel-column-width="555*"/>
    </style:style>
    <style:style style:name="ตาราง1.D" style:family="table-column">
      <style:table-column-properties style:column-width="0.9375in" style:rel-column-width="1350*"/>
    </style:style>
    <style:style style:name="ตาราง1.1" style:family="table-row">
      <style:table-row-properties style:min-row-height="0.2201in" style:use-optimal-row-height="false"/>
    </style:style>
    <style:style style:name="ตาราง1.A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ตาราง1.C1" style:family="table-cell">
      <style:table-cell-properties style:vertical-align="middle" fo:padding-left="0.0069in" fo:padding-right="0.0069in" fo:padding-top="0in" fo:padding-bottom="0in" fo:border-left="0.0069in solid #000000" fo:border-right="none" fo:border-top="0.0069in solid #000000" fo:border-bottom="0.0069in solid #000000" style:writing-mode="lr-tb"/>
    </style:style>
    <style:style style:name="ตาราง1.D1" style:family="table-cell">
      <style:table-cell-properties fo:padding-left="0.0069in" fo:padding-right="0.0069in" fo:padding-top="0in" fo:padding-bottom="0in" fo:border="0.0069in solid #000000" style:writing-mode="lr-tb"/>
    </style:style>
    <style:style style:name="ตาราง1.6" style:family="table-row">
      <style:table-row-properties style:min-row-height="0.1076in" style:use-optimal-row-height="false"/>
    </style:style>
    <style:style style:name="P1" style:family="paragraph" style:parent-style-name="Table_20_Contents">
      <style:paragraph-properties fo:margin-top="0.0402in" fo:margin-bottom="0.0402in">
        <style:tab-stops>
          <style:tab-stop style:position="2.6709in" style:type="right"/>
        </style:tab-stops>
      </style:paragraph-properties>
      <style:text-properties fo:font-size="8pt" style:font-size-asian="8pt" style:font-size-complex="8pt"/>
    </style:style>
    <style:style style:name="P2" style:family="paragraph" style:parent-style-name="Table_20_Contents">
      <style:text-properties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Normal" style:master-page-name="MP0">
      <style:paragraph-properties style:page-number="auto" fo:break-before="page"/>
      <style:text-properties text:display="none"/>
    </style:style>
    <style:style style:name="T1" style:family="text">
      <style:text-properties fo:font-size="8pt" style:font-size-asian="8pt" style:font-size-complex="8pt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style:shadow="none" style:writing-mode="lr-tb">
        <style:background-image/>
        <style:columns fo:column-count="1" fo:column-gap="0in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ตาราง1" table:style-name="ตาราง1">
        <table:table-column table:style-name="ตาราง1.A"/>
        <table:table-column table:style-name="ตาราง1.B"/>
        <table:table-column table:style-name="ตาราง1.C"/>
        <table:table-column table:style-name="ตาราง1.D"/>
        <table:table-row table:style-name="ตาราง1.1">
          <table:table-cell table:style-name="ตาราง1.A1" office:value-type="string">
            <text:p text:style-name="P2">Part No:</text:p>
          </table:table-cell>
          <table:table-cell table:style-name="ตาราง1.A1" office:value-type="string">
            <text:p text:style-name="P1"><text:placeholder text:placeholder-type="text">&lt;o.part_no&gt;</text:placeholder></text:p>
          </table:table-cell>
          <table:table-cell table:style-name="ตาราง1.C1" office:value-type="string">
            <text:p text:style-name="P2"><text:s/>Job ID:</text:p>
          </table:table-cell>
          <table:table-cell table:style-name="ตาราง1.D1" office:value-type="string">
            <text:p text:style-name="Table_20_Contents"><text:s/><text:span text:style-name="T1"><text:placeholder text:placeholder-type="text">&lt;o.job_id&gt;</text:placeholder></text:span></text:p>
          </table:table-cell>
        </table:table-row>
        <table:table-row table:style-name="ตาราง1.1">
          <table:table-cell table:style-name="ตาราง1.A1" office:value-type="string">
            <text:p text:style-name="P1">Part Name:</text:p>
          </table:table-cell>
          <table:table-cell table:style-name="ตาราง1.A1" office:value-type="string">
            <text:p text:style-name="P1"><text:placeholder text:placeholder-type="text">&lt;o.part_name&gt;</text:placeholder></text:p>
          </table:table-cell>
          <table:table-cell table:style-name="ตาราง1.D1" table:number-rows-spanned="5" table:number-columns-spanned="2" office:value-type="string">
            <text:p text:style-name="P3"><draw:frame draw:style-name="fr1" draw:name="image: o.my_qr" text:anchor-type="as-char" svg:width="1.0354in" svg:height="0.9693in" draw:z-index="0"><draw:text-box><text:p text:style-name="Frame_20_contents"/></draw:text-box></draw:frame></text:p>
          </table:table-cell>
          <table:covered-table-cell/>
        </table:table-row>
        <table:table-row table:style-name="ตาราง1.1">
          <table:table-cell table:style-name="ตาราง1.A1" office:value-type="string">
            <text:p text:style-name="P1">Qty:</text:p>
          </table:table-cell>
          <table:table-cell table:style-name="ตาราง1.A1" office:value-type="string">
            <text:p text:style-name="P1"><text:placeholder text:placeholder-type="text">&lt;o.qty&gt;</text:placeholder></text:p>
          </table:table-cell>
          <table:covered-table-cell/>
          <table:covered-table-cell/>
        </table:table-row>
        <table:table-row table:style-name="ตาราง1.1">
          <table:table-cell table:style-name="ตาราง1.A1" office:value-type="string">
            <text:p text:style-name="P1">From:</text:p>
          </table:table-cell>
          <table:table-cell table:style-name="ตาราง1.A1" office:value-type="string">
            <text:p text:style-name="P1"><text:placeholder text:placeholder-type="text">&lt;o.mc_from&gt;</text:placeholder></text:p>
          </table:table-cell>
          <table:covered-table-cell/>
          <table:covered-table-cell/>
        </table:table-row>
        <table:table-row table:style-name="ตาราง1.1">
          <table:table-cell table:style-name="ตาราง1.A1" office:value-type="string">
            <text:p text:style-name="P1">To:</text:p>
          </table:table-cell>
          <table:table-cell table:style-name="ตาราง1.A1" office:value-type="string">
            <text:p text:style-name="P1"><text:placeholder text:placeholder-type="text">&lt;o.mc_to&gt;</text:placeholder></text:p>
          </table:table-cell>
          <table:covered-table-cell/>
          <table:covered-table-cell/>
        </table:table-row>
        <table:table-row table:style-name="ตาราง1.6">
          <table:table-cell table:style-name="ตาราง1.A1" office:value-type="string">
            <text:p text:style-name="P1">DateTime:</text:p>
          </table:table-cell>
          <table:table-cell table:style-name="ตาราง1.A1" office:value-type="string">
            <text:p text:style-name="P1"><text:placeholder text:placeholder-type="text">&lt;o.datetime&gt;</text:placeholder></text:p>
          </table:table-cell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nl" fo:country="NL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nl" fo:country="NL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 style:text-underline-mode="continuous" style:text-overline-mode="continuous" style:text-line-through-mode="continuous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3.5in" fo:page-height="1.7402in" style:num-format="1" style:print-orientation="portrait" fo:margin-top="0.1201in" fo:margin-bottom="0.1201in" fo:margin-left="0.15in" fo:margin-right="0.15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1$Win32 OpenOffice.org_project/4111m1$Build-9808</meta:generator>
    <meta:creation-date>2022-03-07T10:53:44.04</meta:creation-date>
    <meta:editing-cycles>17</meta:editing-cycles>
    <meta:editing-duration>PT2H13M41S</meta:editing-duration>
    <dc:date>2022-03-26T13:00:27.92</dc:date>
    <dc:creator>Rachata Rongluan</dc:creator>
    <meta:printed-by>Rachata Rongluan</meta:printed-by>
    <meta:print-date>2022-03-07T13:01:36.93</meta:print-date>
    <meta:document-statistic meta:table-count="1" meta:image-count="0" meta:object-count="0" meta:page-count="1" meta:paragraph-count="15" meta:word-count="17" meta:character-count="122"/>
  </office:meta>
</office:document-meta>
</file>